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style:text-properties fo:background-color="#d0d0d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1" draw:layer="layout" svg:width="3.252cm" svg:height="0.477cm" svg:x="9.715cm" svg:y="8.143cm">
          <draw:text-box>
            <text:p text:style-name="P20"><text:span text:style-name="T17">Total = 48 ms (20.8 F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9:11.064762890</dc:date>
    <meta:editing-duration>PT6H38M58S</meta:editing-duration>
    <meta:editing-cycles>121</meta:editing-cycles>
    <meta:document-statistic meta:object-count="169"/>
  </office:meta>
</office:document-meta>
</file>